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pha_deg</text:p>
          </table:table-cell>
          <table:table-cell office:value-type="float" office:value="22.5">
            <text:p>22.5000</text:p>
          </table:table-cell>
        </table:table-row>
        <table:table-row table:style-name="ro1">
          <table:table-cell table:number-columns-repeated="2"/>
          <table:table-cell office:value-type="string">
            <text:p>alpha_rad</text:p>
          </table:table-cell>
          <table:table-cell table:formula="of:=[.D6]*PI()/180" office:value-type="float" office:value="0.392699081698724">
            <text:p>0.3927</text:p>
          </table:table-cell>
        </table:table-row>
        <table:table-row table:style-name="ro1">
          <table:table-cell table:number-columns-repeated="2"/>
          <table:table-cell office:value-type="string">
            <text:p>r</text:p>
          </table:table-cell>
          <table:table-cell office:value-type="float" office:value="3.5">
            <text:p>3.5000</text:p>
          </table:table-cell>
        </table:table-row>
        <table:table-row table:style-name="ro2">
          <table:table-cell table:number-columns-repeated="2"/>
          <table:table-cell office:value-type="string">
            <text:p>deltaX</text:p>
          </table:table-cell>
          <table:table-cell table:formula="of:=[.D8]/SIN([.D7])" office:value-type="float" office:value="9.14594075413464">
            <text:p>9.1459</text:p>
          </table:table-cell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formula="of:=[.D8]/TAN([.D7])" office:value-type="float" office:value="8.44974746830583">
            <text:p>8.449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formula="of:=[.D10]*COS([.D7])" office:value-type="float" office:value="7.80654874085682">
            <text:p>7.8065</text:p>
          </table:table-cell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table:formula="of:=[.D10]*SIN([.D7])" office:value-type="float" office:value="3.2335783637895">
            <text:p>3.233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table:formula="of:=[.D9]-[.D8]" office:value-type="float" office:value="5.64594075413464">
            <text:p>5.6459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02/13/2022</text:date>, <text:time>15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3:10:21.82</meta:creation-date>
    <dc:date>2022-02-13T15:30:35.19</dc:date>
    <meta:editing-duration>PT1H19M20S</meta:editing-duration>
    <meta:editing-cycles>1</meta:editing-cycles>
    <meta:document-statistic meta:table-count="3" meta:cell-count="16" meta:object-count="0"/>
    <meta:generator>OpenOffice.org/3.4.1$Win32 OpenOffice.org_project/341m1$Build-9593</meta:generator>
  </office:meta>
</office:document-meta>
</file>